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text-properties fo:font-size="18pt" officeooo:paragraph-rsid="000cab6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讀書計畫與自傳</text:p>
      <text:p text:style-name="P1"/>
      <text:p text:style-name="P1"/>
      <text:p text:style-name="P3">我叫做阮燕薇，來自越南，我的出生日期是2007年8月14日；家鄉是: 寧平省，連明縣。家裡有四口人：媽媽、兩個妹妹和我。</text:p>
      <text:p text:style-name="P3"/>
      <text:p text:style-name="P3">我非常喜歡台灣的文化，而且台灣在教育醫療世界前列，此外,台灣交通便利，人們也熱情好客。</text:p>
      <text:p text:style-name="P1"/>
      <text:p text:style-name="P3">我選擇嶺東科技大學，因為它是台灣著名的私立大學，擁有高品質的培訓和教育。</text:p>
      <text:p text:style-name="P3"/>
      <text:p text:style-name="P3"/>
      <text:p text:style-name="P3">第一年，我會專心學習中文，提升語言能力，適應台灣的生活環境。同時，我會多與同學交流，了解台灣文化。</text:p>
      <text:p text:style-name="P3"/>
      <text:p text:style-name="P3">第二年，我將開始學習專業課程，會認真上課，積極參與小組討論，打好專業基礎。</text:p>
      <text:p text:style-name="P3"/>
      <text:p text:style-name="P3">第三年，我希望可以參加實習或實務課程，將所學應用到實際工作中，累積經驗。</text:p>
      <text:p text:style-name="P3"/>
      <text:p text:style-name="P3">畢業後，我希望能回到越南將所學的應用在我的職場上！</text:p>
      <text:p text:style-name="P3"/>
      <text:p text:style-name="P3"/>
      <text:p text:style-name="P3"/>
      <text:p text:style-name="P3">阮燕薇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21:01:25.020305900</meta:creation-date>
    <dc:date>2026-03-20T21:06:55.920221200</dc:date>
    <meta:editing-duration>PT5M34S</meta:editing-duration>
    <meta:editing-cycles>1</meta:editing-cycles>
    <meta:document-statistic meta:table-count="0" meta:image-count="0" meta:object-count="0" meta:page-count="1" meta:paragraph-count="9" meta:word-count="291" meta:character-count="296" meta:non-whitespace-character-count="295"/>
    <meta:generator>LibreOffice/25.8.5.2$Windows_X86_64 LibreOffice_project/9c8b85f387cc00a89945a79c9e6239f32e450ac2</meta:generator>
  </office:meta>
</office:document-meta>
</file>